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b48f" officeooo:paragraph-rsid="000eb48f"/>
    </style:style>
    <style:style style:name="P2" style:family="paragraph" style:parent-style-name="Standard">
      <style:text-properties fo:font-weight="bold" officeooo:rsid="000eb48f" officeooo:paragraph-rsid="000eb48f" style:font-weight-asian="bold" style:font-weight-complex="bold"/>
    </style:style>
    <style:style style:name="P3" style:family="paragraph" style:parent-style-name="Standard">
      <style:text-properties fo:font-weight="bold" officeooo:rsid="000ebe51" officeooo:paragraph-rsid="000ebe51" style:font-weight-asian="bold" style:font-weight-complex="bold"/>
    </style:style>
    <style:style style:name="P4" style:family="paragraph" style:parent-style-name="Standard">
      <style:text-properties fo:font-weight="bold" officeooo:rsid="001178b7" officeooo:paragraph-rsid="001178b7" style:font-weight-asian="bold" style:font-weight-complex="bold"/>
    </style:style>
    <style:style style:name="P5" style:family="paragraph" style:parent-style-name="Standard">
      <style:text-properties fo:font-weight="normal" officeooo:rsid="000ebe51" officeooo:paragraph-rsid="000ebe51" style:font-weight-asian="normal" style:font-weight-complex="normal"/>
    </style:style>
    <style:style style:name="P6" style:family="paragraph" style:parent-style-name="Standard">
      <style:text-properties fo:font-weight="normal" officeooo:rsid="000ebe51" officeooo:paragraph-rsid="000f9856" style:font-weight-asian="normal" style:font-weight-complex="normal"/>
    </style:style>
    <style:style style:name="P7" style:family="paragraph" style:parent-style-name="Standard">
      <style:text-properties fo:font-weight="normal" officeooo:rsid="000f9856" officeooo:paragraph-rsid="000f9856" style:font-weight-asian="normal" style:font-weight-complex="normal"/>
    </style:style>
    <style:style style:name="P8" style:family="paragraph" style:parent-style-name="Standard">
      <style:text-properties fo:font-weight="normal" officeooo:rsid="000f9856" officeooo:paragraph-rsid="0021f138" style:font-weight-asian="normal" style:font-weight-complex="normal"/>
    </style:style>
    <style:style style:name="P9" style:family="paragraph" style:parent-style-name="Standard">
      <style:text-properties fo:font-weight="normal" officeooo:rsid="001178b7" officeooo:paragraph-rsid="001178b7" style:font-weight-asian="normal" style:font-weight-complex="normal"/>
    </style:style>
    <style:style style:name="P10" style:family="paragraph" style:parent-style-name="Standard">
      <style:text-properties fo:font-weight="normal" officeooo:rsid="0012096a" officeooo:paragraph-rsid="0012096a" style:font-weight-asian="normal" style:font-weight-complex="normal"/>
    </style:style>
    <style:style style:name="P11" style:family="paragraph" style:parent-style-name="Standard">
      <style:text-properties fo:font-weight="normal" officeooo:rsid="001711d8" officeooo:paragraph-rsid="001711d8" style:font-weight-asian="normal" style:font-weight-complex="normal"/>
    </style:style>
    <style:style style:name="P12" style:family="paragraph" style:parent-style-name="Standard">
      <style:text-properties fo:font-weight="normal" officeooo:rsid="0020af6e" officeooo:paragraph-rsid="0020af6e" style:font-weight-asian="normal" style:font-weight-complex="normal"/>
    </style:style>
    <style:style style:name="P13" style:family="paragraph" style:parent-style-name="Standard">
      <style:text-properties fo:font-weight="normal" officeooo:rsid="001a3bfe" officeooo:paragraph-rsid="001ab381" style:font-weight-asian="normal" style:font-weight-complex="normal"/>
    </style:style>
    <style:style style:name="P14" style:family="paragraph" style:parent-style-name="Standard">
      <style:text-properties fo:font-weight="normal" officeooo:rsid="00260c1e" officeooo:paragraph-rsid="00260c1e" style:font-weight-asian="normal" style:font-weight-complex="normal"/>
    </style:style>
    <style:style style:name="P15" style:family="paragraph" style:parent-style-name="Standard">
      <style:text-properties fo:font-weight="normal" officeooo:rsid="0026ec53" officeooo:paragraph-rsid="0026ec53" style:font-weight-asian="normal" style:font-weight-complex="normal"/>
    </style:style>
    <style:style style:name="P16" style:family="paragraph" style:parent-style-name="Standard">
      <style:text-properties fo:font-weight="normal" officeooo:rsid="002769f9" officeooo:paragraph-rsid="002769f9" style:font-weight-asian="normal" style:font-weight-complex="normal"/>
    </style:style>
    <style:style style:name="P17" style:family="paragraph" style:parent-style-name="Standard">
      <style:text-properties fo:font-weight="normal" officeooo:rsid="002c2891" officeooo:paragraph-rsid="002c2891" style:font-weight-asian="normal" style:font-weight-complex="normal"/>
    </style:style>
    <style:style style:name="P18" style:family="paragraph" style:parent-style-name="Standard">
      <style:text-properties fo:font-weight="normal" officeooo:rsid="003c2a06" officeooo:paragraph-rsid="003c2a06" style:font-weight-asian="normal" style:font-weight-complex="normal"/>
    </style:style>
    <style:style style:name="P19" style:family="paragraph" style:parent-style-name="Standard">
      <style:text-properties fo:font-weight="normal" officeooo:rsid="003e3ee4" officeooo:paragraph-rsid="003e3ee4" style:font-weight-asian="normal" style:font-weight-complex="normal"/>
    </style:style>
    <style:style style:name="P20" style:family="paragraph" style:parent-style-name="Standard">
      <style:text-properties fo:color="#ff3300" officeooo:rsid="000eb48f" officeooo:paragraph-rsid="000eb48f"/>
    </style:style>
    <style:style style:name="P21" style:family="paragraph" style:parent-style-name="Standard">
      <style:text-properties officeooo:rsid="001f3b24" officeooo:paragraph-rsid="001f3b24"/>
    </style:style>
    <style:style style:name="P22" style:family="paragraph" style:parent-style-name="Standard">
      <style:text-properties officeooo:rsid="001f3b24" officeooo:paragraph-rsid="003c1fcc"/>
    </style:style>
    <style:style style:name="P23" style:family="paragraph" style:parent-style-name="Standard">
      <style:text-properties officeooo:rsid="0037769d" officeooo:paragraph-rsid="0037769d"/>
    </style:style>
    <style:style style:name="P24" style:family="paragraph" style:parent-style-name="Standard">
      <style:text-properties fo:color="#ff6600" officeooo:rsid="001f3b24" officeooo:paragraph-rsid="000eb48f"/>
    </style:style>
    <style:style style:name="P25" style:family="paragraph" style:parent-style-name="Standard">
      <style:text-properties officeooo:rsid="0039e18c" officeooo:paragraph-rsid="0039e18c"/>
    </style:style>
    <style:style style:name="P26" style:family="paragraph" style:parent-style-name="Standard">
      <style:text-properties officeooo:rsid="0039e1f2" officeooo:paragraph-rsid="0039e1f2"/>
    </style:style>
    <style:style style:name="P27" style:family="paragraph" style:parent-style-name="Standard">
      <style:text-properties officeooo:rsid="003c1fcc" officeooo:paragraph-rsid="003c1fcc"/>
    </style:style>
    <style:style style:name="P28" style:family="paragraph" style:parent-style-name="Standard">
      <style:text-properties officeooo:rsid="0033f7e6" officeooo:paragraph-rsid="00406660"/>
    </style:style>
    <style:style style:name="P29" style:family="paragraph" style:parent-style-name="Standard">
      <style:text-properties officeooo:rsid="00406660" officeooo:paragraph-rsid="00406660"/>
    </style:style>
    <style:style style:name="P30" style:family="paragraph" style:parent-style-name="Standard">
      <style:text-properties officeooo:rsid="0039e1f2" officeooo:paragraph-rsid="00406660"/>
    </style:style>
    <style:style style:name="P31" style:family="paragraph" style:parent-style-name="Standard">
      <style:text-properties fo:font-weight="normal" officeooo:rsid="002f44a8" officeooo:paragraph-rsid="004230c9" style:font-weight-asian="normal" style:font-weight-complex="normal"/>
    </style:style>
    <style:style style:name="P32" style:family="paragraph" style:parent-style-name="Standard">
      <style:text-properties fo:font-weight="normal" officeooo:rsid="002f44a8" officeooo:paragraph-rsid="0042d6bd" style:font-weight-asian="normal" style:font-weight-complex="normal"/>
    </style:style>
    <style:style style:name="P33" style:family="paragraph" style:parent-style-name="Standard">
      <style:text-properties fo:font-weight="normal" officeooo:rsid="0033f7e6" officeooo:paragraph-rsid="004230c9" style:font-weight-asian="normal" style:font-weight-complex="normal"/>
    </style:style>
    <style:style style:name="P34" style:family="paragraph" style:parent-style-name="Standard">
      <style:text-properties fo:font-weight="normal" officeooo:rsid="0033f7e6" officeooo:paragraph-rsid="0042d6bd" style:font-weight-asian="normal" style:font-weight-complex="normal"/>
    </style:style>
    <style:style style:name="P35" style:family="paragraph" style:parent-style-name="Standard">
      <style:text-properties fo:font-weight="normal" officeooo:rsid="004230c9" officeooo:paragraph-rsid="004230c9" style:font-weight-asian="normal" style:font-weight-complex="normal"/>
    </style:style>
    <style:style style:name="P36" style:family="paragraph" style:parent-style-name="Standard">
      <style:text-properties fo:font-weight="normal" officeooo:rsid="002769f9" officeooo:paragraph-rsid="004230c9" style:font-weight-asian="normal" style:font-weight-complex="normal"/>
    </style:style>
    <style:style style:name="T1" style:family="text">
      <style:text-properties officeooo:rsid="001de80c"/>
    </style:style>
    <style:style style:name="T2" style:family="text">
      <style:text-properties officeooo:rsid="001f3b24"/>
    </style:style>
    <style:style style:name="T3" style:family="text">
      <style:text-properties officeooo:rsid="0026c824"/>
    </style:style>
    <style:style style:name="T4" style:family="text">
      <style:text-properties officeooo:rsid="002f44a8"/>
    </style:style>
    <style:style style:name="T5" style:family="text">
      <style:text-properties officeooo:rsid="0035c9a6"/>
    </style:style>
    <style:style style:name="T6" style:family="text">
      <style:text-properties officeooo:rsid="0039e18c"/>
    </style:style>
    <style:style style:name="T7" style:family="text">
      <style:text-properties officeooo:rsid="003bff5a"/>
    </style:style>
    <style:style style:name="T8" style:family="text">
      <style:text-properties officeooo:rsid="003c1fcc"/>
    </style:style>
    <style:style style:name="T9" style:family="text">
      <style:text-properties officeooo:rsid="003c2a06"/>
    </style:style>
    <style:style style:name="T10" style:family="text">
      <style:text-properties officeooo:rsid="003e03c4"/>
    </style:style>
    <style:style style:name="T11" style:family="text">
      <style:text-properties officeooo:rsid="003e3ee4"/>
    </style:style>
    <style:style style:name="T12" style:family="text">
      <style:text-properties officeooo:rsid="003ee615"/>
    </style:style>
    <style:style style:name="T13" style:family="text">
      <style:text-properties officeooo:rsid="00406660"/>
    </style:style>
    <style:style style:name="T14" style:family="text">
      <style:text-properties officeooo:rsid="004230c9"/>
    </style:style>
    <style:style style:name="T15" style:family="text">
      <style:text-properties officeooo:rsid="0042d6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les</text:p>
      <text:p text:style-name="P1">Ac: 5*5</text:p>
      <text:p text:style-name="P1">Bc: 5*5</text:p>
      <text:p text:style-name="P23"/>
      <text:p text:style-name="P1">Init</text:p>
      <text:p text:style-name="P1">Ac = [0,0,0,0,0]</text:p>
      <text:p text:style-name="P1">Bc = [(-100,100),0,0,(-100,100),(-100,100)]</text:p>
      <text:p text:style-name="P20"/>
      <text:p text:style-name="P1"/>
      <text:p text:style-name="P1">Time</text:p>
      <text:p text:style-name="P1">T=<text:span text:style-name="T6">20</text:span></text:p>
      <text:p text:style-name="P25">h=0.01</text:p>
      <text:p text:style-name="P1"/>
      <text:p text:style-name="P1">Unsafe</text:p>
      <text:p text:style-name="P1">Unbounded Psi (#4) <text:span text:style-name="T1">[-1.39,1.39]</text:span></text:p>
      <text:p text:style-name="P26">At step <text:span text:style-name="T8">43</text:span>, Theta_err (#1 var) goes out of the bound [-1.39,1.39]. To be precise 1.3900001 </text:p>
      <text:p text:style-name="P27">fault(0,6) -3.49066e-05</text:p>
      <text:p text:style-name="P27">fault(0,7) -3.49066e-05</text:p>
      <text:p text:style-name="P27">fault(4,6) 0.00164061</text:p>
      <text:p text:style-name="P27">fault(4,7) 0.00162316</text:p>
      <text:p text:style-name="P27">alpha0 0</text:p>
      <text:p text:style-name="P27">alpha1 0</text:p>
      <text:p text:style-name="P27">alpha2 0</text:p>
      <text:p text:style-name="P27">alpha3 0</text:p>
      <text:p text:style-name="P27">alpha4 0</text:p>
      <text:p text:style-name="P27">alpha5 -96.1371</text:p>
      <text:p text:style-name="P27">alpha6 0</text:p>
      <text:p text:style-name="P27">alpha7 0</text:p>
      <text:p text:style-name="P27">alpha8 16.5566</text:p>
      <text:p text:style-name="P27">alpha9 -100</text:p>
      <text:p text:style-name="P26"/>
      <text:p text:style-name="P1"/>
      <text:p text:style-name="P1">Faults</text:p>
      <text:p text:style-name="P1">Bc: [(0,1),(0,2),(4,1),(4,2)]</text:p>
      <text:p text:style-name="P1"/>
      <text:p text:style-name="P1">Var=[5,5,6,7]</text:p>
      <text:p text:style-name="P24"/>
      <text:p text:style-name="P21"/>
      <text:p text:style-name="P22">Total Time: <text:span text:style-name="T8">0.1568903923034668 (with faults)</text:span></text:p>
      <text:p text:style-name="P28"><text:span text:style-name="T2">Total Time: </text:span><text:s/><text:span text:style-name="T13">0.12450456619262695 </text:span>(without* faults) </text:p>
      <text:p text:style-name="P29">alpha0 0</text:p>
      <text:p text:style-name="P29">alpha1 0</text:p>
      <text:p text:style-name="P29">alpha2 0</text:p>
      <text:p text:style-name="P29">alpha3 0</text:p>
      <text:p text:style-name="P29">alpha4 0</text:p>
      <text:p text:style-name="P29">alpha5 -96.6296</text:p>
      <text:p text:style-name="P29">alpha6 0</text:p>
      <text:p text:style-name="P29">alpha7 0</text:p>
      <text:p text:style-name="P29">alpha8 -100</text:p>
      <text:p text:style-name="P29"><text:soft-page-break/>alpha9 -100</text:p>
      <text:p text:style-name="P30">At step <text:span text:style-name="T8">43</text:span>, Theta_err (#1 var) goes out of the bound [-1.39,1.39]. To be precise 1.3900001 </text:p>
      <text:p text:style-name="P29"/>
      <text:p text:style-name="P1"/>
      <text:p text:style-name="P3">Flight Envelope</text:p>
      <text:p text:style-name="P5">A: 12*12</text:p>
      <text:p text:style-name="P5">B: 4*12</text:p>
      <text:p text:style-name="P14"/>
      <text:p text:style-name="P5">Init</text:p>
      <text:p text:style-name="P8">A=[(3,4),(3,4),(3,5),(3,4),(3,4),(3,5),(-0.50,0.50),(-0.50,0.50),(-0.50,0.50),(-1,1),(-1,1),(-1,1)]</text:p>
      <text:p text:style-name="P8">B=[(5,10),(-0.1,0.1),(-0.1,0.1),(-0.1,0.1)]</text:p>
      <text:p text:style-name="P6"/>
      <text:p text:style-name="P7">Time</text:p>
      <text:p text:style-name="P7">T=<text:span text:style-name="T3">2</text:span>0</text:p>
      <text:p text:style-name="P19">h=0.01</text:p>
      <text:p text:style-name="P7"/>
      <text:p text:style-name="P7">Unsafe</text:p>
      <text:p text:style-name="P12">Viability</text:p>
      <text:p text:style-name="P12"/>
      <text:p text:style-name="P18">fault(0,12) 0</text:p>
      <text:p text:style-name="P18">fault(0,14) 0</text:p>
      <text:p text:style-name="P18">fault(0,15) 0</text:p>
      <text:p text:style-name="P18">fault(2,13) 0</text:p>
      <text:p text:style-name="P18">fault(8,12) 0</text:p>
      <text:p text:style-name="P18">fault(8,15) 0</text:p>
      <text:p text:style-name="P18">alpha0 3.99241</text:p>
      <text:p text:style-name="P18">alpha1 3</text:p>
      <text:p text:style-name="P18">alpha2 3</text:p>
      <text:p text:style-name="P18">alpha3 3.9984</text:p>
      <text:p text:style-name="P18">alpha4 3</text:p>
      <text:p text:style-name="P18">alpha5 3</text:p>
      <text:p text:style-name="P18">alpha6 -0.5</text:p>
      <text:p text:style-name="P18">alpha7 -0.498757</text:p>
      <text:p text:style-name="P18">alpha8 -0.5</text:p>
      <text:p text:style-name="P18">alpha9 -1</text:p>
      <text:p text:style-name="P18">alpha10 -0.99587</text:p>
      <text:p text:style-name="P18">alpha11 -1</text:p>
      <text:p text:style-name="P18">alpha12 7.5</text:p>
      <text:p text:style-name="P18">alpha13 -0.1</text:p>
      <text:p text:style-name="P18">alpha14 0</text:p>
      <text:p text:style-name="P18">alpha15 0</text:p>
      <text:p text:style-name="P16"/>
      <text:p text:style-name="P16">at time step <text:span text:style-name="T9">22</text:span>, x goes of the range (3,4). <text:span text:style-name="T7">5 to be precise</text:span></text:p>
      <text:p text:style-name="P16">**<text:span text:style-name="T7">violates (4.1) at time step 3</text:span></text:p>
      <text:p text:style-name="P16">** <text:span text:style-name="T7">5% of 0.</text:span></text:p>
      <text:p text:style-name="P11"/>
      <text:p text:style-name="P7"/>
      <text:p text:style-name="P7"/>
      <text:p text:style-name="P7">Faults</text:p>
      <text:p text:style-name="P7"><text:soft-page-break/>B: [(0,0),(0,2),(0,3),(2,1),(8,0),(8,3)]</text:p>
      <text:p text:style-name="P7"/>
      <text:p text:style-name="P15">v=[5,5,6,6,7,8]</text:p>
      <text:p text:style-name="P7"/>
      <text:p text:style-name="P31">Total Time: <text:span text:style-name="T14">0.14715909957885742</text:span> (With Faults)</text:p>
      <text:p text:style-name="P33"><text:span text:style-name="T4">Total Time: </text:span><text:s/><text:span text:style-name="T14">0.11792659759521484 </text:span>(Without* Faults) </text:p>
      <text:p text:style-name="P36">at time step <text:span text:style-name="T9">22</text:span>, x goes of the range (3,4). <text:span text:style-name="T7">5 to be precise</text:span></text:p>
      <text:p text:style-name="P35">alpha0 4</text:p>
      <text:p text:style-name="P35">alpha1 3</text:p>
      <text:p text:style-name="P35">alpha2 3</text:p>
      <text:p text:style-name="P35">alpha3 4</text:p>
      <text:p text:style-name="P35">alpha4 3</text:p>
      <text:p text:style-name="P35">alpha5 3</text:p>
      <text:p text:style-name="P35">alpha6 -0.5</text:p>
      <text:p text:style-name="P35">alpha7 -0.5</text:p>
      <text:p text:style-name="P35">alpha8 -0.5</text:p>
      <text:p text:style-name="P35">alpha9 -1</text:p>
      <text:p text:style-name="P35">alpha10 -0.451232</text:p>
      <text:p text:style-name="P35">alpha11 -1</text:p>
      <text:p text:style-name="P35">alpha12 5</text:p>
      <text:p text:style-name="P35">alpha13 -0.1</text:p>
      <text:p text:style-name="P35">alpha14 -0.1</text:p>
      <text:p text:style-name="P35">alpha15 -0.1</text:p>
      <text:p text:style-name="P35">Obj: -0.1</text:p>
      <text:p text:style-name="P13"/>
      <text:p text:style-name="P11"/>
      <text:p text:style-name="P4">Transformer</text:p>
      <text:p text:style-name="P9">Unknown: Value of Lm, n1, n2</text:p>
      <text:p text:style-name="P10">A: 3*3</text:p>
      <text:p text:style-name="P10">B= 1*2</text:p>
      <text:p text:style-name="P9"/>
      <text:p text:style-name="P9">Init</text:p>
      <text:p text:style-name="P17">[(0,0.4),(-5,<text:span text:style-name="T5">0</text:span>),(0,0.4),(1,1)] </text:p>
      <text:p text:style-name="P9"/>
      <text:p text:style-name="P10">Time</text:p>
      <text:p text:style-name="P10">T=<text:span text:style-name="T11">20</text:span></text:p>
      <text:p text:style-name="P10"/>
      <text:p text:style-name="P10">Unsafe</text:p>
      <text:p text:style-name="P10">Modified from actual </text:p>
      <text:p text:style-name="P17">iL&lt;=0 (Invariant)</text:p>
      <text:p text:style-name="P17">Safe</text:p>
      <text:p text:style-name="P10"/>
      <text:p text:style-name="P10">Faults</text:p>
      <text:p text:style-name="P10">B: [(0,1)]</text:p>
      <text:p text:style-name="P10"/>
      <text:p text:style-name="P10">Var=[50]</text:p>
      <text:p text:style-name="P10"/>
      <text:p text:style-name="P32">Total Time: <text:span text:style-name="T15">12.097795009613037</text:span>(With Faults)</text:p>
      <text:p text:style-name="P34">Total Time: <text:span text:style-name="T5"><text:s/>12.039023399353027 </text:span>(Without* Faults) <text:span text:style-name="T15">(Saf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2:43:01.395324538</meta:creation-date>
    <dc:date>2018-05-30T20:13:09.803629366</dc:date>
    <meta:editing-duration>PT7H9M24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3" meta:paragraph-count="118" meta:word-count="294" meta:character-count="1944" meta:non-whitespace-character-count="1759"/>
  </office:meta>
</office:document-meta>
</file>